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6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2.411cm"/>
    </style:style>
    <style:style style:name="co8" style:family="table-column">
      <style:table-column-properties fo:break-before="auto" style:column-width="1.42cm"/>
    </style:style>
    <style:style style:name="co9" style:family="table-column">
      <style:table-column-properties fo:break-before="auto" style:column-width="1.205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1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8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CustomerId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isPc</text:p>
          </table:table-cell>
          <table:table-cell table:style-name="ce1" office:value-type="string" calcext:value-type="string">
            <text:p>Browser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IBAN</text:p>
          </table:table-cell>
          <table:table-cell table:style-name="ce1" office:value-type="string" calcext:value-type="string">
            <text:p>SIA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SAE</text:p>
          </table:table-cell>
          <table:table-cell table:style-name="ce1" office:value-type="string" calcext:value-type="string">
            <text:p>RA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scores</text:p>
          </table:table-cell>
          <table:table-cell table:number-columns-repeated="4"/>
          <table:table-cell office:value-type="string" calcext:value-type="string">
            <text:p>IBAN_countryCode</text:p>
          </table:table-cell>
          <table:table-cell office:value-type="string" calcext:value-type="string">
            <text:p>IBAN_bankCode</text:p>
          </table:table-cell>
        </table:table-row>
        <table:table-row table:style-name="ro1">
          <table:table-cell office:value-type="float" office:value="7617525401" calcext:value-type="float">
            <text:p>76175254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264986.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Windows</text:p>
          </table:table-cell>
          <table:table-cell table:formula="of:=CONCATENATE([.R2];[.S2])" office:value-type="string" office:string-value="AT34000" calcext:value-type="string">
            <text:p>AT34000</text:p>
          </table:table-cell>
          <table:table-cell office:value-type="string" calcext:value-type="string">
            <text:p>BUV4U</text:p>
          </table:table-cell>
          <table:table-cell office:value-type="float" office:value="39031" calcext:value-type="float">
            <text:p>39031</text:p>
          </table:table-cell>
          <table:table-cell office:value-type="float" office:value="430" calcext:value-type="float">
            <text:p>43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RL</text:p>
          </table:table-cell>
          <table:table-cell office:value-type="float" office:value="0.714130750830565" calcext:value-type="float">
            <text:p>0,7141</text:p>
          </table:table-cell>
          <table:table-cell table:number-columns-repeated="4"/>
          <table:table-cell office:value-type="string" calcext:value-type="string">
            <text:p>AT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float" office:value="1886395602" calcext:value-type="float">
            <text:p>188639560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182955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ac OS X</text:p>
          </table:table-cell>
          <table:table-cell table:formula="of:=CONCATENATE([.R3];[.S3])" office:value-type="string" office:string-value="DE28050100" calcext:value-type="string">
            <text:p>DE28050100</text:p>
          </table:table-cell>
          <table:table-cell office:value-type="string" calcext:value-type="string">
            <text:p>AMU3P</text:p>
          </table:table-cell>
          <table:table-cell office:value-type="float" office:value="39100" calcext:value-type="float">
            <text:p>39100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S</text:p>
          </table:table-cell>
          <table:table-cell office:value-type="float" office:value="0.703771645321399" calcext:value-type="float">
            <text:p>0,7038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28050100" calcext:value-type="float">
            <text:p>28050100</text:p>
          </table:table-cell>
        </table:table-row>
        <table:table-row table:style-name="ro1">
          <table:table-cell office:value-type="float" office:value="49733508" calcext:value-type="float">
            <text:p>49733508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200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Windows</text:p>
          </table:table-cell>
          <table:table-cell table:formula="of:=CONCATENATE([.R4];[.S4])" office:value-type="string" office:string-value="AT37431" calcext:value-type="string">
            <text:p>AT37431</text:p>
          </table:table-cell>
          <table:table-cell office:value-type="string" calcext:value-type="string">
            <text:p>BZHIN</text:p>
          </table:table-cell>
          <table:table-cell office:value-type="float" office:value="39036" calcext:value-type="float">
            <text:p>39036</text:p>
          </table:table-cell>
          <table:table-cell office:value-type="float" office:value="430" calcext:value-type="float">
            <text:p>43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SRL</text:p>
          </table:table-cell>
          <table:table-cell office:value-type="float" office:value="0.696896253283665" calcext:value-type="float">
            <text:p>0,6969</text:p>
          </table:table-cell>
          <table:table-cell table:number-columns-repeated="4"/>
          <table:table-cell office:value-type="string" calcext:value-type="string">
            <text:p>AT</text:p>
          </table:table-cell>
          <table:table-cell office:value-type="float" office:value="37431" calcext:value-type="float">
            <text:p>37431</text:p>
          </table:table-cell>
        </table:table-row>
        <table:table-row table:style-name="ro1">
          <table:table-cell office:value-type="float" office:value="7098914101" calcext:value-type="float">
            <text:p>70989141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190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Windows</text:p>
          </table:table-cell>
          <table:table-cell table:formula="of:=CONCATENATE([.R5];[.S5])" office:value-type="string" office:string-value="AT15000" calcext:value-type="string">
            <text:p>AT15000</text:p>
          </table:table-cell>
          <table:table-cell office:value-type="string" calcext:value-type="string">
            <text:p>A56UA</text:p>
          </table:table-cell>
          <table:table-cell office:value-type="float" office:value="39049" calcext:value-type="float">
            <text:p>39049</text:p>
          </table:table-cell>
          <table:table-cell office:value-type="float" office:value="430" calcext:value-type="float">
            <text:p>43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SRL</text:p>
          </table:table-cell>
          <table:table-cell office:value-type="float" office:value="0.696808656450156" calcext:value-type="float">
            <text:p>0,6968</text:p>
          </table:table-cell>
          <table:table-cell table:number-columns-repeated="4"/>
          <table:table-cell office:value-type="string" calcext:value-type="string">
            <text:p>AT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41999520" calcext:value-type="float">
            <text:p>4199952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270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inux</text:p>
          </table:table-cell>
          <table:table-cell table:formula="of:=CONCATENATE([.R6];[.S6])" office:value-type="string" office:string-value="IT3493" calcext:value-type="string">
            <text:p>IT3493</text:p>
          </table:table-cell>
          <table:table-cell office:value-type="string" calcext:value-type="string">
            <text:p>347D3</text:p>
          </table:table-cell>
          <table:table-cell office:value-type="float" office:value="39038" calcext:value-type="float">
            <text:p>39038</text:p>
          </table:table-cell>
          <table:table-cell office:value-type="float" office:value="430" calcext:value-type="float">
            <text:p>43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GMBH</text:p>
          </table:table-cell>
          <table:table-cell office:value-type="float" office:value="0.696689550901061" calcext:value-type="float">
            <text:p>0,6967</text:p>
          </table:table-cell>
          <table:table-cell table:number-columns-repeated="4"/>
          <table:table-cell office:value-type="string" calcext:value-type="string">
            <text:p>IT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float" office:value="93764501" calcext:value-type="float">
            <text:p>9376450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500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Windows</text:p>
          </table:table-cell>
          <table:table-cell table:formula="of:=CONCATENATE([.R7];[.S7])" office:value-type="string" office:string-value="NLDEUT" calcext:value-type="string">
            <text:p>NLDEUT</text:p>
          </table:table-cell>
          <table:table-cell office:value-type="string" calcext:value-type="string">
            <text:p>ASR05</text:p>
          </table:table-cell>
          <table:table-cell office:value-type="float" office:value="39100" calcext:value-type="float">
            <text:p>39100</text:p>
          </table:table-cell>
          <table:table-cell office:value-type="float" office:value="491" calcext:value-type="float">
            <text:p>4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S</text:p>
          </table:table-cell>
          <table:table-cell office:value-type="float" office:value="0.693324789415667" calcext:value-type="float">
            <text:p>0,6933</text:p>
          </table:table-cell>
          <table:table-cell table:number-columns-repeated="4"/>
          <table:table-cell office:value-type="string" calcext:value-type="string">
            <text:p>NL</text:p>
          </table:table-cell>
          <table:table-cell office:value-type="string" calcext:value-type="string">
            <text:p>DEUT</text:p>
          </table:table-cell>
        </table:table-row>
        <table:table-row table:style-name="ro1">
          <table:table-cell office:value-type="float" office:value="93764501" calcext:value-type="float">
            <text:p>9376450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500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Windows</text:p>
          </table:table-cell>
          <table:table-cell table:formula="of:=CONCATENATE([.R8];[.S8])" office:value-type="string" office:string-value="NLDEUT" calcext:value-type="string">
            <text:p>NLDEUT</text:p>
          </table:table-cell>
          <table:table-cell office:value-type="string" calcext:value-type="string">
            <text:p>ASR05</text:p>
          </table:table-cell>
          <table:table-cell office:value-type="float" office:value="39100" calcext:value-type="float">
            <text:p>39100</text:p>
          </table:table-cell>
          <table:table-cell office:value-type="float" office:value="491" calcext:value-type="float">
            <text:p>4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S</text:p>
          </table:table-cell>
          <table:table-cell office:value-type="float" office:value="0.693324789415667" calcext:value-type="float">
            <text:p>0,6933</text:p>
          </table:table-cell>
          <table:table-cell table:number-columns-repeated="4"/>
          <table:table-cell office:value-type="string" calcext:value-type="string">
            <text:p>NL</text:p>
          </table:table-cell>
          <table:table-cell office:value-type="string" calcext:value-type="string">
            <text:p>DEUT</text:p>
          </table:table-cell>
        </table:table-row>
        <table:table-row table:style-name="ro1">
          <table:table-cell office:value-type="float" office:value="41999520" calcext:value-type="float">
            <text:p>4199952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126814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Windows</text:p>
          </table:table-cell>
          <table:table-cell table:formula="of:=CONCATENATE([.R9];[.S9])" office:value-type="string" office:string-value="DE30030880" calcext:value-type="string">
            <text:p>DE30030880</text:p>
          </table:table-cell>
          <table:table-cell office:value-type="string" calcext:value-type="string">
            <text:p>347D3</text:p>
          </table:table-cell>
          <table:table-cell office:value-type="float" office:value="39038" calcext:value-type="float">
            <text:p>39038</text:p>
          </table:table-cell>
          <table:table-cell office:value-type="float" office:value="430" calcext:value-type="float">
            <text:p>43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GMBH</text:p>
          </table:table-cell>
          <table:table-cell office:value-type="float" office:value="0.688328967676569" calcext:value-type="float">
            <text:p>0,6883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30030880" calcext:value-type="float">
            <text:p>30030880</text:p>
          </table:table-cell>
        </table:table-row>
        <table:table-row table:style-name="ro1">
          <table:table-cell office:value-type="float" office:value="1886395602" calcext:value-type="float">
            <text:p>188639560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11018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Mac OS X</text:p>
          </table:table-cell>
          <table:table-cell table:formula="of:=CONCATENATE([.R10];[.S10])" office:value-type="string" office:string-value="NLRABO" calcext:value-type="string">
            <text:p>NLRABO</text:p>
          </table:table-cell>
          <table:table-cell office:value-type="string" calcext:value-type="string">
            <text:p>AMU3P</text:p>
          </table:table-cell>
          <table:table-cell office:value-type="float" office:value="39100" calcext:value-type="float">
            <text:p>39100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S</text:p>
          </table:table-cell>
          <table:table-cell office:value-type="float" office:value="0.687735328622767" calcext:value-type="float">
            <text:p>0,6877</text:p>
          </table:table-cell>
          <table:table-cell table:number-columns-repeated="4"/>
          <table:table-cell office:value-type="string" calcext:value-type="string">
            <text:p>NL</text:p>
          </table:table-cell>
          <table:table-cell office:value-type="string" calcext:value-type="string">
            <text:p>RAB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5T22:47:12.840000000</meta:creation-date>
    <dc:date>2022-09-15T23:04:59.573000000</dc:date>
    <meta:editing-duration>PT17M46S</meta:editing-duration>
    <meta:editing-cycles>1</meta:editing-cycles>
    <meta:document-statistic meta:table-count="1" meta:cell-count="150" meta:object-count="0"/>
    <meta:generator>LibreOffice/7.4.0.3$Windows_X86_64 LibreOffice_project/f85e47c08ddd19c015c0114a68350214f7066f5a</meta:generator>
  </office:meta>
</office:document-meta>
</file>